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3.293cm" style:rel-column-width="12694*"/>
    </style:style>
    <style:style style:name="Таблица4.B" style:family="table-column">
      <style:table-column-properties style:column-width="13.707cm" style:rel-column-width="5284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1.94cm" style:rel-column-width="7479*"/>
    </style:style>
    <style:style style:name="Таблица1.B" style:family="table-column">
      <style:table-column-properties style:column-width="2.058cm" style:rel-column-width="7935*"/>
    </style:style>
    <style:style style:name="Таблица1.C" style:family="table-column">
      <style:table-column-properties style:column-width="2.205cm" style:rel-column-width="8499*"/>
    </style:style>
    <style:style style:name="Таблица1.D" style:family="table-column">
      <style:table-column-properties style:column-width="2.297cm" style:rel-column-width="8853*"/>
    </style:style>
    <style:style style:name="Таблица1.E" style:family="table-column">
      <style:table-column-properties style:column-width="2.124cm" style:rel-column-width="8186*"/>
    </style:style>
    <style:style style:name="Таблица1.F" style:family="table-column">
      <style:table-column-properties style:column-width="2.125cm" style:rel-column-width="8193*"/>
    </style:style>
    <style:style style:name="Таблица1.H" style:family="table-column">
      <style:table-column-properties style:column-width="2.127cm" style:rel-column-width="819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.251cm" style:auto-text-indent="false" fo:break-before="pag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/>
    </style:style>
    <style:style style:name="P30" style:family="paragraph" style:parent-style-name="Table_20_Contents">
      <style:paragraph-properties fo:text-align="center" style:justify-single-word="false"/>
      <style:text-properties fo:language="ru" fo:country="RU"/>
    </style:style>
    <style:style style:name="P31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ff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7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3">Кафедра </text:span><text:span text:style-name="T7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22"><text:span text:style-name="Название_20_книги"><text:span text:style-name="T1">отчет</text:span></text:span></text:p>
      <text:p text:style-name="P3"><text:span text:style-name="T3">по лабораторной работе</text:span><text:span text:style-name="T4"> </text:span><text:span text:style-name="T5">№</text:span><text:span text:style-name="T6">3</text:span></text:p>
      <text:p text:style-name="P3"><text:span text:style-name="T3">по дисциплине </text:span><text:span text:style-name="T5">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9">Тема: </text:span></text:span><text:span text:style-name="Название_20_книги"><text:span text:style-name="T10">Представление и обработка целых чисел. Организация ветвящихся процессов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8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13">Корсунов</text:span><text:span text:style-name="T2"> А.А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13">Ефремов</text:span><text:span text:style-name="T2"> М.А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1">Цель работы.</text:p>
      <text:p text:style-name="P15">Изучить представление и обработку целых чисел на языке Ассемблер. Написать программу на основе изученного.</text:p>
      <text:p text:style-name="P14"/>
      <text:p text:style-name="P13"><text:span text:style-name="T14">Текст задания</text:span><text:span text:style-name="T3">.</text:span></text:p>
      <text:p text:style-name="P19">Разработать на языке Ассемблера программу, которая по заданным целочисленным значениям параметров a, b, i, k вычисляет:</text:p>
      <text:p text:style-name="P24"><text:tab/>а) значения функций i1 = f1(a,b,i) и i2 = f2(a,b,i); </text:p>
      <text:p text:style-name="P24"><text:tab/>b) значения результирующей функции res = f3(i1,i2,k), где вид функций f1 и f2 определяется из табл. 1, а функции f3 - из табл.1. 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 </text:p>
      <text:p text:style-name="P24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">Имя функции</text:p>
          </table:table-cell>
          <table:table-cell table:style-name="Таблица4.B1" office:value-type="string">
            <text:p text:style-name="P28">Функция</text:p>
          </table:table-cell>
        </table:table-row>
        <table:table-row>
          <table:table-cell table:style-name="Таблица4.A2" table:number-rows-spanned="2" office:value-type="string">
            <text:p text:style-name="P29">f1</text:p>
          </table:table-cell>
          <table:table-cell table:style-name="Таблица4.B2" office:value-type="string">
            <text:p text:style-name="P27">15-2*i , при a&gt;b </text:p>
          </table:table-cell>
        </table:table-row>
        <table:table-row>
          <table:covered-table-cell/>
          <table:table-cell table:style-name="Таблица4.B2" office:value-type="string">
            <text:p text:style-name="P27">3*i+4 , при a&lt;=b </text:p>
          </table:table-cell>
        </table:table-row>
        <table:table-row>
          <table:table-cell table:style-name="Таблица4.A2" table:number-rows-spanned="2" office:value-type="string">
            <text:p text:style-name="P29">f2</text:p>
          </table:table-cell>
          <table:table-cell table:style-name="Таблица4.B2" office:value-type="string">
            <text:p text:style-name="P27">-(4*i -5) , при a&gt;b </text:p>
          </table:table-cell>
        </table:table-row>
        <table:table-row>
          <table:covered-table-cell/>
          <table:table-cell table:style-name="Таблица4.B2" office:value-type="string">
            <text:p text:style-name="P27">10 - 3*i , при a&lt;=b </text:p>
          </table:table-cell>
        </table:table-row>
        <table:table-row>
          <table:table-cell table:style-name="Таблица4.A2" table:number-rows-spanned="2" office:value-type="string">
            <text:p text:style-name="P29">f3</text:p>
          </table:table-cell>
          <table:table-cell table:style-name="Таблица4.B2" office:value-type="string">
            <text:p text:style-name="P27"><text:span text:style-name="T11">|</text:span>i1 - i2|, при k&lt;0 </text:p>
          </table:table-cell>
        </table:table-row>
        <table:table-row>
          <table:covered-table-cell/>
          <table:table-cell table:style-name="Таблица4.B2" office:value-type="string">
            <text:p text:style-name="P27">max(7, |i2|), при k&gt;=0 </text:p>
          </table:table-cell>
        </table:table-row>
      </table:table>
      <text:p text:style-name="P24"/>
      <text:p text:style-name="P25">Таблица 1</text:p>
      <text:p text:style-name="P24"><text:tab/>Замечания: </text:p>
      <text:p text:style-name="P24"><text:tab/>1) при разработке программы нельзя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 </text:p>
      <text:p text:style-name="P26"><text:tab/>2) при вычислении функций f1 и f2 вместо операции умножения следует использовать арифметический сдвиг и, возможно, сложение; </text:p>
      <text:p text:style-name="P24"><text:soft-page-break/><text:tab/>3) при вычислении функций f1 и f2 нельзя использовать процедуры;</text:p>
      <text:p text:style-name="P24"><text:tab/>4) при разработке программы следует минимизировать длину кода, для чего, если надо, следует преобразовать исходные выражения для вычисления функций. </text:p>
      <text:p text:style-name="P19"/>
      <text:p text:style-name="P19"/>
      <text:p text:style-name="P20">Ход работы:</text:p>
      <text:p text:style-name="P21">В ходе работы была написана программа, вычисляющая значение треух функций согласно целочисленным параметрам, которые записываются в сегменте данных. </text:p>
      <text:p text:style-name="P21">В программе используется следующие операнды:</text:p>
      <text:list xml:id="list928214513" text:style-name="L1">
        <text:list-item>
          <text:p text:style-name="P32">mov – <text:span text:style-name="T12">для переноса/присваивания значений</text:span></text:p>
        </text:list-item>
        <text:list-item>
          <text:p text:style-name="P32">cmp – <text:span text:style-name="T12">для сравнения двух чисел (при его использовании изменяются флаги, которые используются для условных переходов)</text:span></text:p>
        </text:list-item>
        <text:list-item>
          <text:p text:style-name="P32">add – <text:span text:style-name="T12">сумма чисел</text:span></text:p>
        </text:list-item>
        <text:list-item>
          <text:p text:style-name="P32">sub – <text:span text:style-name="T12">разность чисел</text:span></text:p>
        </text:list-item>
        <text:list-item>
          <text:p text:style-name="P32">sal – <text:span text:style-name="T12">побитовый сдвиг влево (для умножения чисел)</text:span></text:p>
        </text:list-item>
        <text:list-item>
          <text:p text:style-name="P32">neg – <text:span text:style-name="T12">для изменения знака числа на противоположный</text:span></text:p>
        </text:list-item>
        <text:list-item>
          <text:p text:style-name="P32">jle – <text:span text:style-name="T12">условный переход, срабатывающий, если левый аргумент выражения в </text:span>cmp <text:span text:style-name="T12">меньше или равен второму аргументу (срабатывает, при </text:span>SF != OF <text:span text:style-name="T12">и </text:span>ZF == 1<text:span text:style-name="T12">)</text:span></text:p>
        </text:list-item>
        <text:list-item>
          <text:p text:style-name="P32">jge – <text:span text:style-name="T12">условный переход, срабатывающий, если левый аргумент выражения в </text:span>cmp <text:span text:style-name="T12">больше или равен второму аргументу (срабатывает, при </text:span>SF == OF <text:span text:style-name="T12">и </text:span>ZF == 1<text:span text:style-name="T12">)</text:span></text:p>
        </text:list-item>
        <text:list-item>
          <text:p text:style-name="P32">jg – <text:span text:style-name="T12">условный переход, срабатывающий, если левый аргумент выражения в </text:span>cmp <text:span text:style-name="T12">больше второго аргумента (срабатывает при </text:span>SF == OF <text:span text:style-name="T12">и </text:span>ZF == 0)</text:p>
        </text:list-item>
        <text:list-item>
          <text:p text:style-name="P32">jl – <text:span text:style-name="T12">условный переход, срабатывающий, если левый аргумент выражения в </text:span>cmp <text:span text:style-name="T12">меньше второго аргумента (срабатывает при </text:span>SF != OF <text:span text:style-name="T12">и </text:span>ZF == 0)</text:p>
        </text:list-item>
        <text:list-item>
          <text:p text:style-name="P32">jmp – <text:span text:style-name="T12">безусловный переход (срабатывает в любом случае, делая переход по указанному адресу).</text:span></text:p>
        </text:list-item>
      </text:list>
      <text:p text:style-name="P33"><text:soft-page-break/></text:p>
      <text:p text:style-name="P33"><text:tab/>Примеры работы программ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H"/>
        <table:table-row>
          <table:table-cell table:style-name="Таблица1.A1" office:value-type="string">
            <text:p text:style-name="P30">№ примера</text:p>
          </table:table-cell>
          <table:table-cell table:style-name="Таблица1.A1" office:value-type="string">
            <text:p text:style-name="P29">a</text:p>
          </table:table-cell>
          <table:table-cell table:style-name="Таблица1.A1" office:value-type="string">
            <text:p text:style-name="P29">b</text:p>
          </table:table-cell>
          <table:table-cell table:style-name="Таблица1.A1" office:value-type="string">
            <text:p text:style-name="P29">i</text:p>
          </table:table-cell>
          <table:table-cell table:style-name="Таблица1.A1" office:value-type="string">
            <text:p text:style-name="P29">k</text:p>
          </table:table-cell>
          <table:table-cell table:style-name="Таблица1.A1" office:value-type="string">
            <text:p text:style-name="P29">i1</text:p>
          </table:table-cell>
          <table:table-cell table:style-name="Таблица1.A1" office:value-type="string">
            <text:p text:style-name="P29">i2</text:p>
          </table:table-cell>
          <table:table-cell table:style-name="Таблица1.H1" office:value-type="string">
            <text:p text:style-name="P29">res</text:p>
          </table:table-cell>
        </table:table-row>
        <table:table-row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29">-1</text:p>
          </table:table-cell>
          <table:table-cell table:style-name="Таблица1.A2" office:value-type="string">
            <text:p text:style-name="P29">11</text:p>
          </table:table-cell>
          <table:table-cell table:style-name="Таблица1.A2" office:value-type="string">
            <text:p text:style-name="P29">-3</text:p>
          </table:table-cell>
          <table:table-cell table:style-name="Таблица1.H2" office:value-type="string">
            <text:p text:style-name="P29">14</text:p>
          </table:table-cell>
        </table:table-row>
        <table:table-row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29">4</text:p>
          </table:table-cell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29">-2</text:p>
          </table:table-cell>
          <table:table-cell table:style-name="Таблица1.A2" office:value-type="string">
            <text:p text:style-name="P29">13</text:p>
          </table:table-cell>
          <table:table-cell table:style-name="Таблица1.A2" office:value-type="string">
            <text:p text:style-name="P29">1</text:p>
          </table:table-cell>
          <table:table-cell table:style-name="Таблица1.H2" office:value-type="string">
            <text:p text:style-name="P29">12</text:p>
          </table:table-cell>
        </table:table-row>
        <table:table-row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29">4</text:p>
          </table:table-cell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29">7</text:p>
          </table:table-cell>
          <table:table-cell table:style-name="Таблица1.A2" office:value-type="string">
            <text:p text:style-name="P29">-11</text:p>
          </table:table-cell>
          <table:table-cell table:style-name="Таблица1.H2" office:value-type="string">
            <text:p text:style-name="P29">11</text:p>
          </table:table-cell>
        </table:table-row>
        <table:table-row>
          <table:table-cell table:style-name="Таблица1.A2" office:value-type="string">
            <text:p text:style-name="P29">4</text:p>
          </table:table-cell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29">5</text:p>
          </table:table-cell>
          <table:table-cell table:style-name="Таблица1.A2" office:value-type="string">
            <text:p text:style-name="P29">-5</text:p>
          </table:table-cell>
          <table:table-cell table:style-name="Таблица1.A2" office:value-type="string">
            <text:p text:style-name="P29">5</text:p>
          </table:table-cell>
          <table:table-cell table:style-name="Таблица1.A2" office:value-type="string">
            <text:p text:style-name="P29">-11</text:p>
          </table:table-cell>
          <table:table-cell table:style-name="Таблица1.A2" office:value-type="string">
            <text:p text:style-name="P29">25</text:p>
          </table:table-cell>
          <table:table-cell table:style-name="Таблица1.H2" office:value-type="string">
            <text:p text:style-name="P29">25</text:p>
          </table:table-cell>
        </table:table-row>
      </table:table>
      <text:p text:style-name="P33"/>
      <text:p text:style-name="P21"/>
      <text:p text:style-name="P20">Вывод:</text:p>
      <text:p text:style-name="P16">Изучены представление и обработка целых чисел на языке Ассемблер. Написана программа на основе изученного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Приложение А</text:p>
      <text:p text:style-name="P18">main.asm:</text:p>
      <text:p text:style-name="P18">AStack SEGMENT STACK</text:p>
      <text:p text:style-name="P18"><text:tab/>DW 12 DUP(?)</text:p>
      <text:p text:style-name="P18">AStack ENDS</text:p>
      <text:p text:style-name="P18"/>
      <text:p text:style-name="P18">DATA SEGMENT</text:p>
      <text:p text:style-name="P18">a <text:tab/>DW 3</text:p>
      <text:p text:style-name="P18">b <text:tab/>DW 5</text:p>
      <text:p text:style-name="P18">i <text:tab/>DW -5</text:p>
      <text:p text:style-name="P18">k <text:tab/>DW 5</text:p>
      <text:p text:style-name="P18">i1 <text:tab/>DW ?</text:p>
      <text:p text:style-name="P18">i2 <text:tab/>DW ?</text:p>
      <text:p text:style-name="P18">res DW ?</text:p>
      <text:p text:style-name="P18">DATA ENDS</text:p>
      <text:p text:style-name="P18"/>
      <text:p text:style-name="P18">CODE SEGMENT</text:p>
      <text:p text:style-name="P18"><text:tab/>ASSUME CS:CODE, SS:AStack, DS:DATA</text:p>
      <text:p text:style-name="P18"><text:tab/></text:p>
      <text:p text:style-name="P18">Main PROC FAR</text:p>
      <text:p text:style-name="P18"><text:tab/>mov ax, DATA</text:p>
      <text:p text:style-name="P18"><text:tab/>mov ds, ax</text:p>
      <text:p text:style-name="P18"><text:tab/></text:p>
      <text:p text:style-name="P18">f1_1:</text:p>
      <text:p text:style-name="P18"><text:tab/>mov ax, a</text:p>
      <text:p text:style-name="P18"><text:tab/>cmp ax, b</text:p>
      <text:p text:style-name="P18"><text:tab/>jle f1_2</text:p>
      <text:p text:style-name="P18"><text:tab/>mov ax, i</text:p>
      <text:p text:style-name="P18"><text:tab/>sal ax, 1</text:p>
      <text:p text:style-name="P18"><text:tab/>neg ax</text:p>
      <text:p text:style-name="P18"><text:soft-page-break/><text:tab/>add ax, 15</text:p>
      <text:p text:style-name="P18"><text:tab/>mov i1, ax</text:p>
      <text:p text:style-name="P18"><text:tab/>jmp f2_1</text:p>
      <text:p text:style-name="P18"><text:tab/></text:p>
      <text:p text:style-name="P18">f1_2:</text:p>
      <text:p text:style-name="P18"><text:tab/>mov ax, i</text:p>
      <text:p text:style-name="P18"><text:tab/>sal ax, 1</text:p>
      <text:p text:style-name="P18"><text:tab/>add ax, i</text:p>
      <text:p text:style-name="P18"><text:tab/>add ax, 4</text:p>
      <text:p text:style-name="P18"><text:tab/>mov i1, ax</text:p>
      <text:p text:style-name="P18"><text:tab/>jmp f2_2</text:p>
      <text:p text:style-name="P18"><text:tab/></text:p>
      <text:p text:style-name="P18">f2_1:</text:p>
      <text:p text:style-name="P18"><text:tab/>mov ax, i</text:p>
      <text:p text:style-name="P18"><text:tab/>mov cl, 2</text:p>
      <text:p text:style-name="P18"><text:tab/>sal ax, cl</text:p>
      <text:p text:style-name="P18"><text:tab/>sub ax, 5</text:p>
      <text:p text:style-name="P18"><text:tab/>neg ax</text:p>
      <text:p text:style-name="P18"><text:tab/>mov i2, ax</text:p>
      <text:p text:style-name="P18"><text:tab/>jmp f3_1</text:p>
      <text:p text:style-name="P18"><text:tab/></text:p>
      <text:p text:style-name="P18">f2_2:</text:p>
      <text:p text:style-name="P18"><text:tab/>mov ax, i</text:p>
      <text:p text:style-name="P18"><text:tab/>sal ax, 1</text:p>
      <text:p text:style-name="P18"><text:tab/>add ax, i</text:p>
      <text:p text:style-name="P18"><text:tab/>neg ax</text:p>
      <text:p text:style-name="P18"><text:tab/>add ax, 10</text:p>
      <text:p text:style-name="P18"><text:tab/>mov i2, ax</text:p>
      <text:p text:style-name="P18"><text:tab/></text:p>
      <text:p text:style-name="P18">f3_1:</text:p>
      <text:p text:style-name="P18"><text:soft-page-break/><text:tab/>cmp k, 0</text:p>
      <text:p text:style-name="P18"><text:tab/>jge f3_2</text:p>
      <text:p text:style-name="P18"><text:tab/>mov ax, i1</text:p>
      <text:p text:style-name="P18"><text:tab/>sub ax, i2</text:p>
      <text:p text:style-name="P18"><text:tab/>cmp ax, 0</text:p>
      <text:p text:style-name="P18"><text:tab/>jge f3_write</text:p>
      <text:p text:style-name="P18"><text:tab/>neg ax</text:p>
      <text:p text:style-name="P18"><text:tab/>jmp f3_write</text:p>
      <text:p text:style-name="P18"><text:tab/></text:p>
      <text:p text:style-name="P18">f3_2:</text:p>
      <text:p text:style-name="P18"><text:tab/>mov ax, i2</text:p>
      <text:p text:style-name="P18"><text:tab/>cmp ax, 0</text:p>
      <text:p text:style-name="P18"><text:tab/>jge f3_2_max</text:p>
      <text:p text:style-name="P18"><text:tab/>neg ax</text:p>
      <text:p text:style-name="P18"><text:tab/></text:p>
      <text:p text:style-name="P18">f3_2_max:</text:p>
      <text:p text:style-name="P18"><text:tab/>cmp ax, 7</text:p>
      <text:p text:style-name="P18"><text:tab/>jge f3_write</text:p>
      <text:p text:style-name="P18"><text:tab/>mov ax, 7</text:p>
      <text:p text:style-name="P18"><text:tab/></text:p>
      <text:p text:style-name="P18">f3_write:</text:p>
      <text:p text:style-name="P18"><text:tab/>mov res, ax</text:p>
      <text:p text:style-name="P18"><text:tab/>mov ah, 4ch</text:p>
      <text:p text:style-name="P18"><text:tab/>int 21h</text:p>
      <text:p text:style-name="P18"><text:tab/></text:p>
      <text:p text:style-name="P18">Main ENDP</text:p>
      <text:p text:style-name="P18">CODE ENDS</text:p>
      <text:p text:style-name="P18"><text:tab/>END Main</text:p>
      <text:p text:style-name="P18"/>
      <text:p text:style-name="P18"/>
      <text:p text:style-name="P18"><text:soft-page-break/>main.lst:</text:p>
      <text:p text:style-name="P23"><text:tab/>#Microsoft (R) Macro Assembler Version 5.10 <text:s text:c="17"/>11/11/20 18:28:1</text:p>
      <text:p text:style-name="P18"><text:s text:c="61"/>Page <text:s text:c="4"/>1-1</text:p>
      <text:p text:style-name="P18"/>
      <text:p text:style-name="P18"/>
      <text:p text:style-name="P18"><text:s/>0000<text:tab/><text:tab/><text:tab/><text:tab/>AStack SEGMENT STACK</text:p>
      <text:p text:style-name="P18"><text:s/>0000 <text:s/>000C[<text:tab/><text:tab/><text:tab/><text:tab/>DW 12 DUP(?)</text:p>
      <text:p text:style-name="P18"><text:tab/> <text:s text:c="2"/>????<text:tab/><text:tab/><text:tab/></text:p>
      <text:p text:style-name="P18"><text:tab/><text:tab/><text:tab/> ]<text:tab/></text:p>
      <text:p text:style-name="P18"><text:tab/><text:tab/><text:tab/><text:tab/></text:p>
      <text:p text:style-name="P18"><text:s/>0018<text:tab/><text:tab/><text:tab/><text:tab/>AStack ENDS</text:p>
      <text:p text:style-name="P18"><text:tab/><text:tab/><text:tab/><text:tab/></text:p>
      <text:p text:style-name="P18"><text:s/>0000<text:tab/><text:tab/><text:tab/><text:tab/>DATA SEGMENT</text:p>
      <text:p text:style-name="P18"><text:s/>0000 <text:s/>0003<text:tab/><text:tab/><text:tab/>a <text:tab/>DW 3</text:p>
      <text:p text:style-name="P18"><text:s/>0002 <text:s/>0005<text:tab/><text:tab/><text:tab/>b <text:tab/>DW 5</text:p>
      <text:p text:style-name="P18"><text:s/>0004 <text:s/>FFFB<text:tab/><text:tab/><text:tab/>i <text:tab/>DW -5</text:p>
      <text:p text:style-name="P18"><text:s/>0006 <text:s/>0005<text:tab/><text:tab/><text:tab/>k <text:tab/>DW 5</text:p>
      <text:p text:style-name="P18"><text:s/>0008 <text:s/>0000<text:tab/><text:tab/><text:tab/>i1 <text:tab/>DW ?</text:p>
      <text:p text:style-name="P18"><text:s/>000A <text:s/>0000<text:tab/><text:tab/><text:tab/>i2 <text:tab/>DW ?</text:p>
      <text:p text:style-name="P18"><text:s/>000C <text:s/>0000<text:tab/><text:tab/><text:tab/>res DW ?</text:p>
      <text:p text:style-name="P18"><text:s/>000E<text:tab/><text:tab/><text:tab/><text:tab/>DATA ENDS</text:p>
      <text:p text:style-name="P18"><text:tab/><text:tab/><text:tab/><text:tab/></text:p>
      <text:p text:style-name="P18"><text:s/>0000<text:tab/><text:tab/><text:tab/><text:tab/>CODE SEGMENT</text:p>
      <text:p text:style-name="P18"><text:tab/><text:tab/><text:tab/><text:tab/><text:tab/>ASSUME CS:CODE, SS:AStack, DS:DATA</text:p>
      <text:p text:style-name="P18"><text:tab/><text:tab/><text:tab/><text:tab/><text:tab/></text:p>
      <text:p text:style-name="P18"><text:s/>0000<text:tab/><text:tab/><text:tab/><text:tab/>Main PROC FAR</text:p>
      <text:p text:style-name="P18"><text:s/>0000 <text:s/>B8 ---- R<text:tab/><text:tab/><text:tab/>mov ax, DATA</text:p>
      <text:p text:style-name="P18"><text:s/>0003 <text:s/>8E D8<text:tab/><text:tab/><text:tab/><text:tab/>mov ds, ax</text:p>
      <text:p text:style-name="P18"><text:tab/><text:tab/><text:tab/><text:tab/><text:tab/></text:p>
      <text:p text:style-name="P18"><text:s/>0005<text:tab/><text:tab/><text:tab/><text:tab/>f1_1:</text:p>
      <text:p text:style-name="P18"><text:soft-page-break/><text:s/>0005 <text:s/>A1 0000 R<text:tab/><text:tab/><text:tab/>mov ax, a</text:p>
      <text:p text:style-name="P18"><text:s/>0008 <text:s/>3B 06 0002 R<text:tab/><text:tab/><text:tab/>cmp ax, b</text:p>
      <text:p text:style-name="P18"><text:s/>000C <text:s/>7E 10<text:tab/><text:tab/><text:tab/><text:tab/>jle f1_2</text:p>
      <text:p text:style-name="P18"><text:s/>000E <text:s/>A1 0004 R<text:tab/><text:tab/><text:tab/>mov ax, i</text:p>
      <text:p text:style-name="P18"><text:s/>0011 <text:s/>D1 E0<text:tab/><text:tab/><text:tab/><text:tab/>sal ax, 1</text:p>
      <text:p text:style-name="P18"><text:s/>0013 <text:s/>F7 D8<text:tab/><text:tab/><text:tab/><text:tab/>neg ax</text:p>
      <text:p text:style-name="P18"><text:s/>0015 <text:s/>05 000F<text:tab/><text:tab/><text:tab/><text:tab/>add ax, 15</text:p>
      <text:p text:style-name="P18"><text:s/>0018 <text:s/>A3 0008 R<text:tab/><text:tab/><text:tab/>mov i1, ax</text:p>
      <text:p text:style-name="P18"><text:s/>001B <text:s/>EB 13 90<text:tab/><text:tab/><text:tab/><text:tab/>jmp f2_1</text:p>
      <text:p text:style-name="P18"><text:tab/><text:tab/><text:tab/><text:tab/><text:tab/></text:p>
      <text:p text:style-name="P18"><text:s/>001E<text:tab/><text:tab/><text:tab/><text:tab/>f1_2:</text:p>
      <text:p text:style-name="P18"><text:s/>001E <text:s/>A1 0004 R<text:tab/><text:tab/><text:tab/>mov ax, i</text:p>
      <text:p text:style-name="P18"><text:s/>0021 <text:s/>D1 E0<text:tab/><text:tab/><text:tab/><text:tab/>sal ax, 1</text:p>
      <text:p text:style-name="P18"><text:s/>0023 <text:s/>03 06 0004 R<text:tab/><text:tab/><text:tab/>add ax, i</text:p>
      <text:p text:style-name="P18"><text:s/>0027 <text:s/>05 0004<text:tab/><text:tab/><text:tab/><text:tab/>add ax, 4</text:p>
      <text:p text:style-name="P18"><text:s/>002A <text:s/>A3 0008 R<text:tab/><text:tab/><text:tab/>mov i1, ax</text:p>
      <text:p text:style-name="P18"><text:s/>002D <text:s/>EB 13 90<text:tab/><text:tab/><text:tab/><text:tab/>jmp f2_2</text:p>
      <text:p text:style-name="P18"><text:tab/><text:tab/><text:tab/><text:tab/><text:tab/></text:p>
      <text:p text:style-name="P18"><text:s/>0030<text:tab/><text:tab/><text:tab/><text:tab/>f2_1:</text:p>
      <text:p text:style-name="P18"><text:s/>0030 <text:s/>A1 0004 R<text:tab/><text:tab/><text:tab/>mov ax, i</text:p>
      <text:p text:style-name="P18"><text:s/>0033 <text:s/>B1 02<text:tab/><text:tab/><text:tab/><text:tab/>mov cl, 2</text:p>
      <text:p text:style-name="P18"><text:s/>0035 <text:s/>D3 E0<text:tab/><text:tab/><text:tab/><text:tab/>sal ax, cl</text:p>
      <text:p text:style-name="P18"><text:s/>0037 <text:s/>2D 0005<text:tab/><text:tab/><text:tab/><text:tab/>sub ax, 5</text:p>
      <text:p text:style-name="P18"><text:s/>003A <text:s/>F7 D8<text:tab/><text:tab/><text:tab/><text:tab/>neg ax</text:p>
      <text:p text:style-name="P18"><text:s/>003C <text:s/>A3 000A R<text:tab/><text:tab/><text:tab/>mov i2, ax</text:p>
      <text:p text:style-name="P18"><text:s/>003F <text:s/>EB 12 90<text:tab/><text:tab/><text:tab/><text:tab/>jmp f3_1</text:p>
      <text:p text:style-name="P18"><text:tab/><text:tab/><text:tab/><text:tab/><text:tab/></text:p>
      <text:p text:style-name="P18"><text:s/>0042<text:tab/><text:tab/><text:tab/><text:tab/>f2_2:</text:p>
      <text:p text:style-name="P18"><text:s/>0042 <text:s/>A1 0004 R<text:tab/><text:tab/><text:tab/>mov ax, i</text:p>
      <text:p text:style-name="P18"/>
      <text:p text:style-name="P12">#Microsoft (R) Macro Assembler Version 5.10 <text:s text:c="17"/>11/11/20 18:28:1</text:p>
      <text:p text:style-name="P18"><text:s text:c="61"/>Page <text:s text:c="4"/>1-2</text:p>
      <text:p text:style-name="P18"/>
      <text:p text:style-name="P18"/>
      <text:p text:style-name="P18"><text:s/>0045 <text:s/>D1 E0<text:tab/><text:tab/><text:tab/><text:tab/>sal ax, 1</text:p>
      <text:p text:style-name="P18"><text:s/>0047 <text:s/>03 06 0004 R<text:tab/><text:tab/><text:tab/>add ax, i</text:p>
      <text:p text:style-name="P18"><text:s/>004B <text:s/>F7 D8<text:tab/><text:tab/><text:tab/><text:tab/>neg ax</text:p>
      <text:p text:style-name="P18"><text:s/>004D <text:s/>05 000A<text:tab/><text:tab/><text:tab/><text:tab/>add ax, 10</text:p>
      <text:p text:style-name="P18"><text:s/>0050 <text:s/>A3 000A R<text:tab/><text:tab/><text:tab/>mov i2, ax</text:p>
      <text:p text:style-name="P18"><text:tab/><text:tab/><text:tab/><text:tab/><text:tab/></text:p>
      <text:p text:style-name="P18"><text:s/>0053<text:tab/><text:tab/><text:tab/><text:tab/>f3_1:</text:p>
      <text:p text:style-name="P18"><text:s/>0053 <text:s/>83 3E 0006 R 00<text:tab/><text:tab/><text:tab/>cmp k, 0</text:p>
      <text:p text:style-name="P18"><text:s/>0058 <text:s/>7D 11<text:tab/><text:tab/><text:tab/><text:tab/>jge f3_2</text:p>
      <text:p text:style-name="P18"><text:s/>005A <text:s/>A1 0008 R<text:tab/><text:tab/><text:tab/>mov ax, i1</text:p>
      <text:p text:style-name="P18"><text:s/>005D <text:s/>2B 06 000A R<text:tab/><text:tab/><text:tab/>sub ax, i2</text:p>
      <text:p text:style-name="P18"><text:s/>0061 <text:s/>3D 0000<text:tab/><text:tab/><text:tab/><text:tab/>cmp ax, 0</text:p>
      <text:p text:style-name="P18"><text:s/>0064 <text:s/>7D 17<text:tab/><text:tab/><text:tab/><text:tab/>jge f3_write</text:p>
      <text:p text:style-name="P18"><text:s/>0066 <text:s/>F7 D8<text:tab/><text:tab/><text:tab/><text:tab/>neg ax</text:p>
      <text:p text:style-name="P18"><text:s/>0068 <text:s/>EB 13 90<text:tab/><text:tab/><text:tab/><text:tab/>jmp f3_write</text:p>
      <text:p text:style-name="P18"><text:tab/><text:tab/><text:tab/><text:tab/><text:tab/></text:p>
      <text:p text:style-name="P18"><text:s/>006B<text:tab/><text:tab/><text:tab/><text:tab/>f3_2:</text:p>
      <text:p text:style-name="P18"><text:s/>006B <text:s/>A1 000A R<text:tab/><text:tab/><text:tab/>mov ax, i2</text:p>
      <text:p text:style-name="P18"><text:s/>006E <text:s/>3D 0000<text:tab/><text:tab/><text:tab/><text:tab/>cmp ax, 0</text:p>
      <text:p text:style-name="P18"><text:s/>0071 <text:s/>7D 02<text:tab/><text:tab/><text:tab/><text:tab/>jge f3_2_max</text:p>
      <text:p text:style-name="P18"><text:s/>0073 <text:s/>F7 D8<text:tab/><text:tab/><text:tab/><text:tab/>neg ax</text:p>
      <text:p text:style-name="P18"><text:tab/><text:tab/><text:tab/><text:tab/><text:tab/></text:p>
      <text:p text:style-name="P18"><text:s/>0075<text:tab/><text:tab/><text:tab/><text:tab/>f3_2_max:</text:p>
      <text:p text:style-name="P18"><text:s/>0075 <text:s/>3D 0007<text:tab/><text:tab/><text:tab/><text:tab/>cmp ax, 7</text:p>
      <text:p text:style-name="P18"><text:s/>0078 <text:s/>7D 03<text:tab/><text:tab/><text:tab/><text:tab/>jge f3_write</text:p>
      <text:p text:style-name="P18"><text:s/>007A <text:s/>B8 0007<text:tab/><text:tab/><text:tab/><text:tab/>mov ax, 7</text:p>
      <text:p text:style-name="P18"><text:soft-page-break/><text:tab/><text:tab/><text:tab/><text:tab/><text:tab/></text:p>
      <text:p text:style-name="P18"><text:s/>007D<text:tab/><text:tab/><text:tab/><text:tab/>f3_write:</text:p>
      <text:p text:style-name="P18"><text:s/>007D <text:s/>A3 000C R<text:tab/><text:tab/><text:tab/>mov res, ax</text:p>
      <text:p text:style-name="P18"><text:s/>0080 <text:s/>B4 4C<text:tab/><text:tab/><text:tab/><text:tab/>mov ah, 4ch</text:p>
      <text:p text:style-name="P18"><text:s/>0082 <text:s/>CD 21<text:tab/><text:tab/><text:tab/><text:tab/>int 21h</text:p>
      <text:p text:style-name="P18"><text:tab/><text:tab/><text:tab/><text:tab/><text:tab/></text:p>
      <text:p text:style-name="P18"><text:s/>0084<text:tab/><text:tab/><text:tab/><text:tab/>Main ENDP</text:p>
      <text:p text:style-name="P18"><text:s/>0084<text:tab/><text:tab/><text:tab/><text:tab/>CODE ENDS</text:p>
      <text:p text:style-name="P18"><text:tab/><text:tab/><text:tab/><text:tab/><text:tab/>END Main</text:p>
      <text:p text:style-name="P18">#Microsoft (R) Macro Assembler Version 5.10 <text:s text:c="17"/>11/11/20 18:28:1</text:p>
      <text:p text:style-name="P18"><text:s text:c="61"/>Symbols-1</text:p>
      <text:p text:style-name="P18"/>
      <text:p text:style-name="P18"/>
      <text:p text:style-name="P18">Segments and Groups:</text:p>
      <text:p text:style-name="P18"/>
      <text:p text:style-name="P18"><text:s text:c="16"/>N a m e <text:s text:c="8"/><text:tab/>Length<text:tab/> Align<text:tab/>Combine Class</text:p>
      <text:p text:style-name="P18"/>
      <text:p text:style-name="P18">ASTACK . . . . . . . . . . . . . <text:s/><text:tab/>0018<text:tab/>PARA<text:tab/>STACK<text:tab/></text:p>
      <text:p text:style-name="P18">CODE . . . . . . . . . . . . . . <text:s/><text:tab/>0084<text:tab/>PARA<text:tab/>NONE<text:tab/></text:p>
      <text:p text:style-name="P18">DATA . . . . . . . . . . . . . . <text:s/><text:tab/>000E<text:tab/>PARA<text:tab/>NONE<text:tab/></text:p>
      <text:p text:style-name="P18"/>
      <text:p text:style-name="P18">Symbols: <text:s text:c="11"/></text:p>
      <text:p text:style-name="P18"/>
      <text:p text:style-name="P18"><text:s text:c="16"/>N a m e <text:s text:c="8"/><text:tab/>Type<text:tab/> Value<text:tab/> Attr</text:p>
      <text:p text:style-name="P18"/>
      <text:p text:style-name="P18">A <text:s/>. . . . . . . . . . . . . . . <text:s/><text:tab/>L WORD<text:tab/>0000<text:tab/>DATA</text:p>
      <text:p text:style-name="P18"/>
      <text:p text:style-name="P18">B <text:s/>. . . . . . . . . . . . . . . <text:s/><text:tab/>L WORD<text:tab/>0002<text:tab/>DATA</text:p>
      <text:p text:style-name="P18"/>
      <text:p text:style-name="P18">F1_1 . . . . . . . . . . . . . . <text:s/><text:tab/>L NEAR<text:tab/>0005<text:tab/>CODE</text:p>
      <text:p text:style-name="P18"><text:soft-page-break/>F1_2 . . . . . . . . . . . . . . <text:s/><text:tab/>L NEAR<text:tab/>001E<text:tab/>CODE</text:p>
      <text:p text:style-name="P18">F2_1 . . . . . . . . . . . . . . <text:s/><text:tab/>L NEAR<text:tab/>0030<text:tab/>CODE</text:p>
      <text:p text:style-name="P18">F2_2 . . . . . . . . . . . . . . <text:s/><text:tab/>L NEAR<text:tab/>0042<text:tab/>CODE</text:p>
      <text:p text:style-name="P18">F3_1 . . . . . . . . . . . . . . <text:s/><text:tab/>L NEAR<text:tab/>0053<text:tab/>CODE</text:p>
      <text:p text:style-name="P18">F3_2 . . . . . . . . . . . . . . <text:s/><text:tab/>L NEAR<text:tab/>006B<text:tab/>CODE</text:p>
      <text:p text:style-name="P18">F3_2_MAX . . . . . . . . . . . . <text:s/><text:tab/>L NEAR<text:tab/>0075<text:tab/>CODE</text:p>
      <text:p text:style-name="P18">F3_WRITE . . . . . . . . . . . . <text:s/><text:tab/>L NEAR<text:tab/>007D<text:tab/>CODE</text:p>
      <text:p text:style-name="P18"/>
      <text:p text:style-name="P18">I <text:s/>. . . . . . . . . . . . . . . <text:s/><text:tab/>L WORD<text:tab/>0004<text:tab/>DATA</text:p>
      <text:p text:style-name="P18">I1 . . . . . . . . . . . . . . . <text:s/><text:tab/>L WORD<text:tab/>0008<text:tab/>DATA</text:p>
      <text:p text:style-name="P18">I2 . . . . . . . . . . . . . . . <text:s/><text:tab/>L WORD<text:tab/>000A<text:tab/>DATA</text:p>
      <text:p text:style-name="P18"/>
      <text:p text:style-name="P18">K <text:s/>. . . . . . . . . . . . . . . <text:s/><text:tab/>L WORD<text:tab/>0006<text:tab/>DATA</text:p>
      <text:p text:style-name="P18"/>
      <text:p text:style-name="P18">MAIN . . . . . . . . . . . . . . <text:s/><text:tab/>F PROC<text:tab/>0000<text:tab/>CODE<text:tab/>Length = 0084</text:p>
      <text:p text:style-name="P18"/>
      <text:p text:style-name="P18">RES <text:s/>. . . . . . . . . . . . . . <text:s/><text:tab/>L WORD<text:tab/>000C<text:tab/>DATA</text:p>
      <text:p text:style-name="P18"/>
      <text:p text:style-name="P18">@CPU . . . . . . . . . . . . . . <text:s/><text:tab/>TEXT <text:s/>0101h<text:tab/><text:tab/></text:p>
      <text:p text:style-name="P18">@FILENAME <text:s/>. . . . . . . . . . . <text:s/><text:tab/>TEXT <text:s/>main<text:tab/><text:tab/></text:p>
      <text:p text:style-name="P18">@VERSION . . . . . . . . . . . . <text:s/><text:tab/>TEXT <text:s/>510<text:tab/><text:tab/></text:p>
      <text:p text:style-name="P18"/>
      <text:p text:style-name="P18"/>
      <text:p text:style-name="P18"><text:s text:c="5"/>86 Source <text:s/>Lines</text:p>
      <text:p text:style-name="P18"><text:s text:c="5"/>86 Total <text:s text:c="2"/>Lines</text:p>
      <text:p text:style-name="P18"><text:s text:c="5"/>24 Symbols</text:p>
      <text:p text:style-name="P18"/>
      <text:p text:style-name="P18"><text:s text:c="2"/>48016 + 463339 Bytes symbol space free</text:p>
      <text:p text:style-name="P18"/>
      <text:p text:style-name="P18"><text:s text:c="6"/>0 Warning Errors</text:p>
      <text:p text:style-name="P18"><text:soft-page-break/><text:s text:c="6"/>0 Severe <text:s/>Errors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11-11T18:55:37.233613561</dc:date>
    <meta:print-date>2015-07-17T12:06:00</meta:print-date>
    <meta:editing-cycles>135</meta:editing-cycles>
    <meta:editing-duration>PT10H17M52S</meta:editing-duration>
    <meta:generator>LibreOffice/6.0.7.3$Linux_X86_64 LibreOffice_project/00m0$Build-3</meta:generator>
    <meta:document-statistic meta:table-count="3" meta:image-count="0" meta:object-count="0" meta:page-count="13" meta:paragraph-count="311" meta:word-count="1561" meta:character-count="7750" meta:non-whitespace-character-count="5571"/>
  </office:meta>
</office:document-meta>
</file>